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5.9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5.85cm"/>
    </style:style>
    <style:style style:name="gr3" style:family="graphic" style:parent-style-name="standard">
      <style:graphic-properties svg:stroke-color="#8d281e" draw:fill-color="#ffd8ce" draw:textarea-horizontal-align="justify" draw:textarea-vertical-align="middle" draw:auto-grow-height="false" fo:min-height="1.401cm" fo:min-width="3.945cm"/>
    </style:style>
    <style:style style:name="gr4" style:family="graphic" style:parent-style-name="standard">
      <style:graphic-properties svg:stroke-color="#8d281e" draw:fill-color="#ffd8ce" draw:textarea-horizontal-align="justify" draw:textarea-vertical-align="middle" draw:auto-grow-height="false" fo:min-height="0.893cm" fo:min-width="7.12cm"/>
    </style:style>
    <style:style style:name="gr5" style:family="graphic" style:parent-style-name="standard">
      <style:graphic-properties svg:stroke-color="#8d281e" draw:fill-color="#ffd8ce" draw:textarea-horizontal-align="justify" draw:textarea-vertical-align="middle" draw:auto-grow-height="false" fo:min-height="1.401cm" fo:min-width="6.739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918cm" fo:min-width="6.739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97cm" fo:min-width="14.688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8d281e" draw:fill-color="#ffd8ce" draw:textarea-horizontal-align="justify" draw:textarea-vertical-align="middle" draw:auto-grow-height="false" fo:min-height="1.782cm" fo:min-width="6.739cm"/>
    </style:style>
    <style:style style:name="gr10" style:family="graphic" style:parent-style-name="standard">
      <style:graphic-properties svg:stroke-color="#8d281e" draw:fill-color="#ffd8ce" draw:textarea-horizontal-align="justify" draw:textarea-vertical-align="middle" draw:auto-grow-height="false" fo:min-height="1.601cm" fo:min-width="6.739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778cm" fo:min-width="14.688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color="#8d281e" draw:fill-color="#ffd8ce" draw:textarea-horizontal-align="justify" draw:textarea-vertical-align="middle" draw:auto-grow-height="false" fo:min-height="1.782cm" fo:min-width="6.739cm"/>
    </style:style>
    <style:style style:name="gr1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943cm" fo:min-width="16.72cm" fo:padding-top="0.151cm" fo:padding-bottom="0.151cm" fo:padding-left="0.276cm" fo:padding-right="0.276cm"/>
    </style:style>
    <style:style style:name="gr14" style:family="graphic" style:parent-style-name="standard">
      <style:graphic-properties svg:stroke-color="#808080" draw:fill-color="#ffffa6" draw:textarea-horizontal-align="justify" draw:textarea-vertical-align="middle" draw:auto-grow-height="false" fo:min-height="1.528cm" fo:min-width="4.072cm"/>
    </style:style>
    <style:style style:name="gr15" style:family="graphic" style:parent-style-name="standard">
      <style:graphic-properties svg:stroke-color="#808080" draw:fill-color="#ffffa6" draw:textarea-horizontal-align="justify" draw:textarea-vertical-align="middle" draw:auto-grow-height="false" fo:min-height="1.528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808080"/>
    </style:style>
    <style:style style:name="P3" style:family="paragraph">
      <loext:graphic-properties draw:fill-color="#dddddd"/>
      <style:paragraph-properties fo:text-align="center"/>
      <style:text-properties fo:color="#666666"/>
    </style:style>
    <style:style style:name="P4" style:family="paragraph">
      <loext:graphic-properties draw:fill-color="#ffd8c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d8c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8ce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a6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6666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37cm" svg:height="2.413cm" svg:x="7.243cm" svg:y="1.435cm">
          <text:p text:style-name="P1"><text:span text:style-name="T1">Front-End Analysis</text:span><text:span text:style-name="T2"><text:line-break/></text:span><text:span text:style-name="T2">(Does the human</text:span><text:span text:style-name="T2"><text:line-break/></text:span><text:span text:style-name="T2">performance problem</text:span></text:p>
          <text:p text:style-name="P1"><text:span text:style-name="T2">need training at all?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35cm" svg:height="2.54cm" svg:x="7.286cm" svg:y="4.683cm">
          <text:p text:style-name="P1"><text:span text:style-name="T1">Training Dev. Plan</text:span><text:span text:style-name="T4"><text:line-break/></text:span><text:span text:style-name="T2">(Is there a “business case:</text:span><text:span text:style-name="T2"><text:line-break/></text:span><text:span text:style-name="T2">trainers, content developers,</text:span></text:p>
          <text:p text:style-name="P1"><text:span text:style-name="T2">tech.support and money?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445cm" svg:height="1.651cm" svg:x="3.151cm" svg:y="8.423cm">
          <text:p text:style-name="P1"><text:span text:style-name="T5">Learner </text:span></text:p>
          <text:p text:style-name="P1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445cm" svg:height="1.651cm" svg:x="8.239cm" svg:y="8.423cm">
          <text:p text:style-name="P1"><text:span text:style-name="T5">Context</text:span></text:p>
          <text:p text:style-name="P1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445cm" svg:height="1.651cm" svg:x="13.139cm" svg:y="8.423cm">
          <text:p text:style-name="P1"><text:span text:style-name="T5">Job Task</text:span></text:p>
          <text:p text:style-name="P1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7.62cm" svg:height="1.143cm" svg:x="6.639cm" svg:y="11.198cm">
          <text:p text:style-name="P5"><text:span text:style-name="T5">Performance Objectiv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7.239cm" svg:height="1.651cm" svg:x="6.842cm" svg:y="15.055cm">
          <text:p text:style-name="P1"><text:span text:style-name="T5">Design Document</text:span></text:p>
          <text:p text:style-name="P1"><text:span text:style-name="T6">(List of slides/activities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7.239cm" svg:height="1.651cm" svg:x="6.842cm" svg:y="17.455cm">
          <text:p text:style-name="P1"><text:span text:style-name="T5">Prototype Content</text:span></text:p>
          <text:p text:style-name="P1"><text:span text:style-name="T6">(Draft PowerPoint etc.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461cm" svg:y1="3.848cm" svg:x2="10.461cm" svg:y2="4.683cm" draw:start-shape="id1" draw:start-glue-point="2" draw:end-shape="id2" draw:end-glue-point="0" svg:d="M10461 3848v835" svg:viewBox="0 0 1 836">
          <text:p/>
        </draw:connector>
        <draw:connector draw:style-name="gr6" draw:text-style-name="P7" draw:layer="layout" draw:type="line" svg:x1="10.461cm" svg:y1="7.223cm" svg:x2="5.373cm" svg:y2="8.423cm" draw:start-shape="id2" draw:start-glue-point="2" draw:end-shape="id3" draw:end-glue-point="0" svg:d="M10461 7223l-5088 1200" svg:viewBox="0 0 5089 1201">
          <text:p/>
        </draw:connector>
        <draw:connector draw:style-name="gr6" draw:text-style-name="P7" draw:layer="layout" draw:type="line" svg:x1="10.461cm" svg:y1="7.223cm" svg:x2="10.461cm" svg:y2="8.423cm" draw:start-shape="id2" draw:start-glue-point="2" draw:end-shape="id4" draw:end-glue-point="0" svg:d="M10461 7223v1200" svg:viewBox="0 0 1 1201">
          <text:p/>
        </draw:connector>
        <draw:connector draw:style-name="gr6" draw:text-style-name="P7" draw:layer="layout" draw:type="line" svg:x1="10.461cm" svg:y1="7.223cm" svg:x2="15.361cm" svg:y2="8.423cm" draw:start-shape="id2" draw:start-glue-point="2" draw:end-shape="id5" draw:end-glue-point="0" svg:d="M10461 7223l4900 1200" svg:viewBox="0 0 4901 1201">
          <text:p/>
        </draw:connector>
        <draw:connector draw:style-name="gr6" draw:text-style-name="P7" draw:layer="layout" draw:type="line" svg:x1="5.373cm" svg:y1="10.074cm" svg:x2="10.449cm" svg:y2="11.198cm" draw:start-shape="id3" draw:start-glue-point="2" draw:end-shape="id6" draw:end-glue-point="0" svg:d="M5373 10074l5076 1124" svg:viewBox="0 0 5077 1125">
          <text:p/>
        </draw:connector>
        <draw:connector draw:style-name="gr6" draw:text-style-name="P7" draw:layer="layout" draw:type="line" svg:x1="10.461cm" svg:y1="10.074cm" svg:x2="10.449cm" svg:y2="11.198cm" draw:start-shape="id4" draw:start-glue-point="2" draw:end-shape="id6" draw:end-glue-point="0" svg:d="M10461 10074l-12 1124" svg:viewBox="0 0 13 1125">
          <text:p/>
        </draw:connector>
        <draw:connector draw:style-name="gr6" draw:text-style-name="P7" draw:layer="layout" draw:type="line" svg:x1="15.361cm" svg:y1="10.074cm" svg:x2="10.449cm" svg:y2="11.198cm" draw:start-shape="id5" draw:start-glue-point="2" draw:end-shape="id6" draw:end-glue-point="0" svg:d="M15361 10074l-4912 1124" svg:viewBox="0 0 4913 1125">
          <text:p/>
        </draw:connector>
        <draw:custom-shape draw:style-name="gr7" draw:text-style-name="P3" xml:id="id7" draw:id="id7" draw:layer="layout" svg:width="7.239cm" svg:height="1.168cm" svg:x="6.842cm" svg:y="12.965cm">
          <text:p text:style-name="P1"><text:span text:style-name="T1">Knowledge/Skill Tests</text:span><text:span text:style-name="T4"><text:line-break/></text:span><text:span text:style-name="T2">(How to validate success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449cm" svg:y1="12.341cm" svg:x2="10.461cm" svg:y2="12.965cm" draw:start-shape="id6" draw:start-glue-point="2" draw:end-shape="id7" draw:end-glue-point="0" svg:d="M10449 12341l12 624" svg:viewBox="0 0 13 625">
          <text:p/>
        </draw:connector>
        <draw:connector draw:style-name="gr6" draw:text-style-name="P7" draw:layer="layout" draw:type="line" svg:x1="10.461cm" svg:y1="14.133cm" svg:x2="10.461cm" svg:y2="15.055cm" draw:start-shape="id7" draw:start-glue-point="2" draw:end-shape="id8" draw:end-glue-point="0" svg:d="M10461 14133v922" svg:viewBox="0 0 1 923">
          <text:p/>
        </draw:connector>
        <draw:custom-shape draw:style-name="gr8" draw:text-style-name="P8" draw:layer="layout" svg:width="15.24cm" svg:height="4.699cm" svg:x="2.778cm" svg:y="7.8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0" draw:id="id10" draw:layer="layout" svg:width="7.239cm" svg:height="2.032cm" svg:x="2.143cm" svg:y="20.65cm">
          <text:p text:style-name="P9"><text:span text:style-name="T7">SME and P</text:span><text:span text:style-name="T5">eer Review</text:span><text:span text:style-name="T5"><text:line-break/></text:span><text:span text:style-name="T8">(Showing this to other people</text:span><text:span text:style-name="T8"><text:line-break/></text:span><text:span text:style-name="T8">to get feedback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7.239cm" svg:height="1.851cm" svg:x="6.969cm" svg:y="23.498cm">
          <text:p text:style-name="P1"><text:span text:style-name="T5">Finalized Content</text:span></text:p>
          <text:p text:style-name="P1"><text:span text:style-name="T8">(Nice-looking slides; </text:span><text:span text:style-name="T8"><text:line-break/></text:span><text:span text:style-name="T8">suggestions fixe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461cm" svg:y1="16.706cm" svg:x2="10.461cm" svg:y2="17.455cm" draw:start-shape="id8" draw:start-glue-point="2" draw:end-shape="id9" draw:end-glue-point="0" svg:d="M10461 16706v749" svg:viewBox="0 0 1 750">
          <text:p/>
        </draw:connector>
        <draw:custom-shape draw:style-name="gr11" draw:text-style-name="P8" draw:layer="layout" svg:width="15.24cm" svg:height="5.08cm" svg:x="2.905cm" svg:y="14.4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11" draw:id="id11" draw:layer="layout" svg:width="7.239cm" svg:height="2.032cm" svg:x="11.243cm" svg:y="20.65cm">
          <text:p text:style-name="P9"><text:span text:style-name="T5">Beta Delivery</text:span><text:span text:style-name="T5"><text:line-break/></text:span><text:span text:style-name="T8">(Trying for real target audience)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7.272cm" svg:height="5.245cm" svg:x="1.762cm" svg:y="20.358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461cm" svg:y1="19.106cm" svg:x2="5.762cm" svg:y2="20.65cm" draw:start-shape="id9" draw:start-glue-point="2" draw:end-shape="id10" draw:end-glue-point="0" svg:d="M10461 19106l-4699 1544" svg:viewBox="0 0 4700 1545">
          <text:p/>
        </draw:connector>
        <draw:connector draw:style-name="gr6" draw:text-style-name="P7" draw:layer="layout" draw:type="line" svg:x1="10.461cm" svg:y1="19.106cm" svg:x2="14.862cm" svg:y2="20.65cm" draw:start-shape="id9" draw:start-glue-point="2" draw:end-shape="id11" draw:end-glue-point="0" svg:d="M10461 19106l4401 1544" svg:viewBox="0 0 4402 1545">
          <text:p/>
        </draw:connector>
        <draw:custom-shape draw:style-name="gr14" draw:text-style-name="P11" draw:layer="layout" svg:width="4.572cm" svg:height="1.778cm" svg:x="15.478cm" svg:y="11.114cm">
          <text:p text:style-name="P1"><text:span text:style-name="T9">(1)</text:span><text:span text:style-name="T10"> Planning </text:span></text:p>
          <text:p text:style-name="P1"><text:span text:style-name="T10">and Analys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699cm" svg:height="1.778cm" svg:x="15.351cm" svg:y="18.014cm">
          <text:p text:style-name="P1"><text:span text:style-name="T9">(2)</text:span><text:span text:style-name="T10"> Design and </text:span></text:p>
          <text:p text:style-name="P1"><text:span text:style-name="T10">Draft P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699cm" svg:height="1.778cm" svg:x="15.351cm" svg:y="24.214cm">
          <text:p text:style-name="P1"><text:span text:style-name="T9">(3)</text:span><text:span text:style-name="T10"> Beta Testing</text:span><text:span text:style-name="T10"><text:line-break/></text:span><text:span text:style-name="T10">and Comple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8T19:55:27.933000000</meta:creation-date>
    <dc:date>2020-01-30T13:25:15.066000000</dc:date>
    <meta:editing-duration>PT20M18S</meta:editing-duration>
    <meta:editing-cycles>4</meta:editing-cycles>
    <meta:generator>LibreOffice/6.3.2.2$Windows_X86_64 LibreOffice_project/98b30e735bda24bc04ab42594c85f7fd8be07b9c</meta:generator>
    <meta:document-statistic meta:object-count="30"/>
  </office:meta>
</office:document-meta>
</file>